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4b883d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4b883d"/>
    </style:style>
    <style:style style:name="T1" style:family="text">
      <style:text-properties officeooo:rsid="003d8ad8"/>
    </style:style>
    <style:style style:name="T2" style:family="text">
      <style:text-properties officeooo:rsid="00195db8"/>
    </style:style>
    <style:style style:name="T3" style:family="text">
      <style:text-properties fo:font-size="16pt" officeooo:rsid="00184efa" style:font-size-asian="16pt" style:font-size-complex="16pt"/>
    </style:style>
    <style:style style:name="T4" style:family="text">
      <style:text-properties fo:font-size="16pt" officeooo:rsid="0044fb4d" style:font-size-asian="16pt" style:font-size-complex="16pt"/>
    </style:style>
    <style:style style:name="T5" style:family="text">
      <style:text-properties fo:font-size="16pt" officeooo:rsid="0045b57b" style:font-size-asian="16pt" style:font-size-complex="16pt" loext:padding="0cm" loext:border="none"/>
    </style:style>
    <style:style style:name="T6" style:family="text">
      <style:text-properties fo:font-size="16pt" officeooo:rsid="004744b9" style:font-size-asian="16pt" style:font-size-complex="16pt" loext:padding="0cm" loext:border="none"/>
    </style:style>
    <style:style style:name="T7" style:family="text">
      <style:text-properties fo:font-size="16pt" officeooo:rsid="0048aed7" style:font-size-asian="16pt" style:font-size-complex="16pt" loext:padding="0cm" loext:border="none"/>
    </style:style>
    <style:style style:name="T8" style:family="text">
      <style:text-properties fo:font-size="16pt" officeooo:rsid="00195db8" style:font-size-asian="16pt" style:font-size-complex="16pt"/>
    </style:style>
    <style:style style:name="T9" style:family="text">
      <style:text-properties fo:font-size="16pt" officeooo:rsid="00366cf8" style:font-size-asian="16pt" style:font-size-complex="16pt"/>
    </style:style>
    <style:style style:name="T10" style:family="text">
      <style:text-properties fo:font-size="16pt" officeooo:rsid="0037e9e1" style:font-size-asian="16pt" style:font-size-complex="16pt"/>
    </style:style>
    <style:style style:name="T11" style:family="text">
      <style:text-properties fo:font-size="16pt" officeooo:rsid="004b883d" style:font-size-asian="16pt" style:font-size-complex="16pt"/>
    </style:style>
    <style:style style:name="T12" style:family="text">
      <style:text-properties fo:font-size="16pt" officeooo:rsid="004d8493" style:font-size-asian="16pt" style:font-size-complex="16pt"/>
    </style:style>
    <style:style style:name="T13" style:family="text">
      <style:text-properties fo:font-size="16pt" officeooo:rsid="004d8493" style:font-size-asian="16pt" style:font-size-complex="16pt" loext:padding="0cm" loext:border="none"/>
    </style:style>
    <style:style style:name="T14" style:family="text">
      <style:text-properties officeooo:rsid="00366cf8"/>
    </style:style>
    <style:style style:name="T15" style:family="text">
      <style:text-properties officeooo:rsid="0037e9e1"/>
    </style:style>
    <style:style style:name="T16" style:family="text">
      <style:text-properties officeooo:rsid="0044fb4d"/>
    </style:style>
    <style:style style:name="T17" style:family="text">
      <style:text-properties officeooo:rsid="0049e43c"/>
    </style:style>
    <style:style style:name="T18" style:family="text">
      <style:text-properties officeooo:rsid="004b883d"/>
    </style:style>
    <style:style style:name="T19" style:family="text">
      <style:text-properties officeooo:rsid="004e251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:</text:p>
      <text:list text:style-name="L1">
        <text:list-item>
          <text:p text:style-name="P6">DAVID Gabriel  (<text:span text:style-name="T16">distanciel</text:span>) <text:span text:style-name="T2">de </text:span><text:span text:style-name="T18">13</text:span><text:span text:style-name="T2">h</text:span><text:span text:style-name="T18">2</text:span><text:span text:style-name="T2">0 </text:span><text:span text:style-name="T14">à 1</text:span><text:span text:style-name="T18">6</text:span><text:span text:style-name="T14">h</text:span><text:span text:style-name="T18">0</text:span><text:span text:style-name="T14">0</text:span> : <text:span text:style-name="T19">à fait l’ouverture de fichier JSON pour créer un plan pré fait. (charger un ancien travail)</text:span></text:p>
        </text:list-item>
      </text:list>
      <text:list text:style-name="L2">
        <text:list-item>
          <text:p text:style-name="P7"><text:span text:style-name="T3">GUILMIN Leny  (</text:span><text:span text:style-name="T4">distanciel</text:span><text:span text:style-name="T3">) </text:span><text:span text:style-name="T8">de </text:span><text:span text:style-name="T11">13</text:span><text:span text:style-name="T8">h</text:span><text:span text:style-name="T4">3</text:span><text:span text:style-name="T8">0 </text:span><text:span text:style-name="T9">à 1</text:span><text:span text:style-name="T11">5</text:span><text:span text:style-name="T9">h</text:span><text:span text:style-name="T11">0</text:span><text:span text:style-name="T9">0</text:span><text:span text:style-name="T3"> : </text:span><text:span text:style-name="T5">à fait un dock ou les étagère pourront apparaître.</text:span></text:p>
        </text:list-item>
        <text:list-item>
          <text:p text:style-name="P7"><text:span text:style-name="T3">FONTAINE Aurélien  (</text:span><text:span text:style-name="T4">distanciel</text:span><text:span text:style-name="T3">) </text:span><text:span text:style-name="T8">de </text:span><text:span text:style-name="T11">13</text:span><text:span text:style-name="T8">h</text:span><text:span text:style-name="T11">0</text:span><text:span text:style-name="T8">0 </text:span><text:span text:style-name="T9">à 1</text:span><text:span text:style-name="T11">4</text:span><text:span text:style-name="T9">h</text:span><text:span text:style-name="T10">3</text:span><text:span text:style-name="T9">0</text:span><text:span text:style-name="T3"> : </text:span><text:span text:style-name="T12">a</text:span><text:span text:style-name="T6"> régler </text:span><text:span text:style-name="T13">un</text:span><text:span text:style-name="T6"> problème </text:span><text:span text:style-name="T13">d’ouverture de fichier qui était causer par</text:span><text:span text:style-name="T6"> la classe « vuePlan 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3d8ad8"/>
    </style:style>
    <style:style style:name="MT2" style:family="text">
      <style:text-properties officeooo:rsid="0049e4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0</text:span><text:span text:style-name="MT2">5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6-05T15:59:12.063000000</dc:date>
    <meta:editing-duration>PT3H9M48S</meta:editing-duration>
    <meta:editing-cycles>5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91" meta:character-count="519" meta:non-whitespace-character-count="436"/>
  </office:meta>
</office:document-meta>
</file>